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15%"/>
      <style:text-properties fo:font-size="13pt" officeooo:paragraph-rsid="00013960" style:font-size-asian="13pt" style:font-name-complex="Amiri" style:font-size-complex="13pt"/>
    </style:style>
    <style:style style:name="P2" style:family="paragraph" style:parent-style-name="Text_20_body">
      <style:paragraph-properties fo:line-height="115%"/>
      <style:text-properties fo:font-size="13pt" style:font-size-asian="13pt" style:font-name-complex="Amiri" style:font-size-complex="13pt"/>
    </style:style>
    <style:style style:name="P3" style:family="paragraph" style:parent-style-name="Text_20_body">
      <style:paragraph-properties fo:line-height="115%"/>
      <style:text-properties style:font-name="Amiri" fo:font-size="13pt" officeooo:paragraph-rsid="00013960" style:font-size-asian="13pt" style:font-name-complex="Amiri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هذا مشروع فكري حيّ، متجدد، يعالج إشكالية الإنسان وتفسير التاريخ.<text:line-break/>لا يدّعي امتلاك حقيقة نهائية، ولا يدافع عن أفكار بدافع العناد،<text:line-break/>بل يلتزم بالأمانة الفكرية، والمسؤولية الأخلاقية،<text:line-break/>وبحق الأفكار في أن تُراجَع وتُحدَّث كلما تطلّب الفهم ذلك.</text:p>
      <text:p text:style-name="P2">المشروع لا ينطلق من أيديولوجيا جاهزة،<text:line-break/>بل من سؤال الإنسان:<text:line-break/>كيف نفهم التاريخ دون أن نفقد إنسانيتنا؟<text:line-break/>وكيف نفهم الإنسان دون أن نزوّر التاريخ؟</text:p>
      <text:p text:style-name="P2">يُنشر هذا العمل بلغات متعددة<text:line-break/>إيمانًا بأن الفكر الإنساني لا وطن له،<text:line-break/>وبأن الحوار أوسع من أي ثقافة واحدة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07:41:01.956413563</meta:creation-date>
    <dc:date>2026-01-07T19:22:38.150104334</dc:date>
    <meta:editing-duration>PT17M5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1" meta:paragraph-count="3" meta:word-count="80" meta:character-count="462" meta:non-whitespace-character-count="385"/>
  </office:meta>
</office:document-meta>
</file>